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100.75mm"/>
    </style:style>
    <style:style style:name="co5" style:family="table-column">
      <style:table-column-properties fo:break-before="auto" style:column-width="15.5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ro6" style:family="table-row">
      <style:table-row-properties style:row-height="14.5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Campagne Culturale en cours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1" table:number-rows-spanned="5">
            <text:p>Assolement 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5"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6">
          <table:covered-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.87mm" fo:margin-bottom="20mm" fo:margin-left="11.36mm" fo:margin-right="12.49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1:58:17.270825146</meta:creation-date>
    <dc:date>2018-04-18T13:15:52.179243142</dc:date>
    <meta:editing-duration>PT1H17M35S</meta:editing-duration>
    <meta:editing-cycles>2</meta:editing-cycles>
    <meta:generator>LibreOffice/5.4.5.1$Linux_X86_64 LibreOffice_project/40m0$Build-1</meta:generator>
    <meta:document-statistic meta:table-count="1" meta:cell-count="7" meta:object-count="0"/>
  </office:meta>
</office:document-meta>
</file>